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688be" officeooo:paragraph-rsid="000688be" style:font-size-asian="14pt" style:font-size-complex="14pt"/>
    </style:style>
    <style:style style:name="T1" style:family="text">
      <style:text-properties officeooo:rsid="000688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 <text:span text:style-name="T1">Persona</text:span></text:p>
      <text:p text:style-name="P2">* <text:s/>User Story</text:p>
      <text:p text:style-name="P2">* visuels (mockup,wireframe)</text:p>
      <text:p text:style-name="P2">*roadmap</text:p>
      <text:p text:style-name="P2">*Arborescence</text:p>
      <text:p text:style-name="P2">*mindmap</text:p>
      <text:p text:style-name="P2">*Uml</text:p>
      <text:p text:style-name="P2">*use case</text:p>
      <text:p text:style-name="P2">*model conceptuel</text:p>
      <text:p text:style-name="P2">*diagramme de classe</text:p>
      <text:p text:style-name="P2">*diagramme de sequence</text:p>
      <text:p text:style-name="P2">*diagramme d'activite</text:p>
      <text:p text:style-name="P2">*semver</text:p>
      <text:p text:style-name="P2">*Abstraction/Héritage/encapsulation/polymorphisme</text:p>
      <text:p text:style-name="P2">*composition/Agregation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24S</meta:editing-duration>
    <meta:editing-cycles>3</meta:editing-cycles>
    <meta:generator>LibreOffice/6.0.7.3$Windows_X86_64 LibreOffice_project/dc89aa7a9eabfd848af146d5086077aeed2ae4a5</meta:generator>
    <dc:date>2019-01-28T11:28:19.361000000</dc:date>
    <meta:document-statistic meta:table-count="0" meta:image-count="0" meta:object-count="0" meta:page-count="1" meta:paragraph-count="15" meta:word-count="27" meta:character-count="251" meta:non-whitespace-character-count="238"/>
    <meta:user-defined meta:name="Info 1"/>
    <meta:user-defined meta:name="Info 2"/>
    <meta:user-defined meta:name="Info 3"/>
    <meta:user-defined meta:name="Info 4"/>
  </office:meta>
</office:document-meta>
</file>